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50000000400B5A627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288cm 10.211cm 5.385cm 10.21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203cm" svg:height="2.082cm" svg:x="0.523cm" svg:y="0.523cm">
          <draw:image xlink:href="Pictures/100000000000050000000400B5A627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7-10T13:03:21</meta:creation-date>
    <dc:date>2006-07-10T13:05:24</dc:date>
    <dc:language>en-US</dc:language>
    <meta:editing-cycles>2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